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fo:font-style="italic" fo:font-weight="bold" style:font-size-asian="10pt" style:font-size-complex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2pt" fo:font-style="italic" fo:font-weight="bold"/>
    </style:style>
    <style:style style:name="P10" style:family="paragraph">
      <style:paragraph-properties fo:text-align="center"/>
      <style:text-properties fo:font-size="12pt" fo:font-style="italic" fo:font-weight="bold" style:font-size-asian="12pt" style:font-size-complex="12pt"/>
    </style:style>
    <style:style style:name="P11" style:family="paragraph">
      <style:paragraph-properties fo:text-align="center"/>
      <style:text-properties fo:color="#ff950e" fo:font-size="14pt" fo:font-style="normal" fo:font-weight="bold" style:font-style-asian="normal" style:font-style-complex="normal"/>
    </style:style>
    <style:style style:name="P12" style:family="paragraph">
      <style:paragraph-properties fo:text-align="center"/>
      <style:text-properties fo:font-size="14pt" fo:font-style="italic" fo:font-weight="bold"/>
    </style:style>
    <style:style style:name="P13" style:family="paragraph">
      <style:text-properties fo:color="#0084d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color="#0066cc" fo:font-size="8pt" fo:text-shadow="none" style:font-size-asian="8pt" style:font-size-complex="8pt"/>
    </style:style>
    <style:style style:name="T3" style:family="text">
      <style:text-properties fo:color="#008000" fo:font-size="9pt" style:font-size-asian="9pt" style:font-size-complex="9pt"/>
    </style:style>
    <style:style style:name="T4" style:family="text">
      <style:text-properties fo:font-size="9pt" fo:font-style="italic" style:font-size-asian="9pt" style:font-size-complex="9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color="#0066cc" fo:font-size="8pt" style:font-size-asian="8pt" style:font-size-complex="8pt"/>
    </style:style>
    <style:style style:name="T7" style:family="text">
      <style:text-properties fo:color="#000000" fo:font-size="9pt" fo:font-style="italic" style:font-size-asian="9pt" style:font-size-complex="9pt"/>
    </style:style>
    <style:style style:name="T8" style:family="text">
      <style:text-properties fo:font-size="10pt" fo:font-style="italic" fo:font-weight="bold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font-style="italic" fo:font-weight="bold"/>
    </style:style>
    <style:style style:name="T11" style:family="text">
      <style:text-properties fo:color="#0066cc" fo:font-size="12pt" fo:font-style="italic" fo:font-weight="bold" style:font-size-asian="12pt" style:font-size-complex="12pt"/>
    </style:style>
    <style:style style:name="T12" style:family="text">
      <style:text-properties fo:font-size="11pt" fo:font-style="italic" fo:font-weight="bold" style:font-size-asian="11pt" style:font-size-complex="11pt"/>
    </style:style>
    <style:style style:name="T13" style:family="text">
      <style:text-properties fo:color="#ff950e" fo:font-size="14pt" fo:font-style="normal" fo:font-weight="bold" style:font-style-asian="normal" style:font-style-complex="normal"/>
    </style:style>
    <style:style style:name="T14" style:family="text">
      <style:text-properties fo:font-size="6pt" fo:font-weight="bold"/>
    </style:style>
    <style:style style:name="T15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8" draw:layer="layout" svg:width="5.974cm" svg:height="12.065cm" svg:x="6.709cm" svg:y="8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5.042cm" svg:height="5.86cm" svg:x="7.163cm" svg:y="9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3" draw:id="id1" draw:layer="layout" svg:width="2.425cm" svg:height="1.06cm" svg:x="2.115cm" svg:y="14.925cm">
          <text:p text:style-name="P2"><text:span text:style-name="T1">OpenCV</text:span></text:p>
          <text:p text:style-name="P2"><text:span text:style-name="T2">(C / C++)</text:span></text:p>
        </draw:rect>
        <draw:rect draw:style-name="gr3" draw:text-style-name="P3" draw:id="id2" draw:layer="layout" svg:width="2.724cm" svg:height="1.418cm" svg:x="8.43cm" svg:y="14.08cm">
          <text:p text:style-name="P2"><text:span text:style-name="T3">CvInvoke </text:span><text:span text:style-name="T4">Class:</text:span></text:p>
          <text:p text:style-name="P2"><text:span text:style-name="T5">Wrapped OpenCV</text:span></text:p>
          <text:p text:style-name="P2"><text:span text:style-name="T5">Functions</text:span></text:p>
          <text:p text:style-name="P2"><text:span text:style-name="T6">(P/Invoke)</text:span></text:p>
        </draw:rect>
        <draw:rect draw:style-name="gr3" draw:text-style-name="P4" draw:id="id3" draw:layer="layout" svg:width="3.175cm" svg:height="1.27cm" svg:x="8.154cm" svg:y="12.503cm">
          <text:p text:style-name="P2"><text:span text:style-name="T3">CvEnum </text:span><text:span text:style-name="T4">namespace:</text:span></text:p>
          <text:p text:style-name="P2"><text:span text:style-name="T5">Wrapped OpenCV</text:span></text:p>
          <text:p text:style-name="P2"><text:span text:style-name="T5">enumerations</text:span></text:p>
        </draw:rect>
        <draw:connector draw:style-name="gr4" draw:text-style-name="P5" draw:layer="layout" draw:type="curve" svg:x1="4.54cm" svg:y1="15.455cm" svg:x2="8.43cm" svg:y2="14.789cm" draw:start-shape="id1" draw:start-glue-point="1" draw:end-shape="id2" draw:end-glue-point="3" svg:d="m4540 15455c2917 0 973-666 3890-666">
          <text:p/>
        </draw:connector>
        <draw:connector draw:style-name="gr4" draw:text-style-name="P5" draw:layer="layout" draw:type="curve" svg:x1="4.54cm" svg:y1="15.455cm" svg:x2="8.154cm" svg:y2="13.138cm" draw:start-shape="id1" draw:end-shape="id3" svg:d="m4540 15455c2710 0 904-2317 3614-2317">
          <text:p/>
        </draw:connector>
        <draw:rect draw:style-name="gr3" draw:text-style-name="P4" draw:id="id4" draw:layer="layout" svg:width="3.267cm" svg:height="1.888cm" svg:x="8.154cm" svg:y="10.47cm">
          <text:p text:style-name="P2"><text:span text:style-name="T3">Emgu.CV.Structure </text:span></text:p>
          <text:p text:style-name="P2"><text:span text:style-name="T7">Namespace &amp;</text:span></text:p>
          <text:p text:style-name="P2"><text:span text:style-name="T3">Mxxx </text:span><text:span text:style-name="T4">Structure:</text:span></text:p>
          <text:p text:style-name="P2"><text:span text:style-name="T5">Wrapped OpenCV</text:span></text:p>
          <text:p text:style-name="P2"><text:span text:style-name="T5">Structures</text:span></text:p>
        </draw:rect>
        <draw:connector draw:style-name="gr4" draw:text-style-name="P5" draw:layer="layout" draw:type="curve" svg:x1="4.54cm" svg:y1="15.455cm" svg:x2="8.154cm" svg:y2="11.414cm" draw:start-shape="id1" draw:start-glue-point="1" draw:end-shape="id4" draw:end-glue-point="3" svg:d="m4540 15455c2710 0 904-4041 3614-4041">
          <text:p/>
        </draw:connector>
        <draw:frame draw:style-name="gr5" draw:text-style-name="P7" draw:layer="layout" svg:width="1.23cm" svg:height="0.399cm" svg:x="7.691cm" svg:y="9.828cm">
          <draw:text-box>
            <text:p text:style-name="P6"><text:span text:style-name="T8">Layer 1</text:span></text:p>
          </draw:text-box>
        </draw:frame>
        <draw:custom-shape draw:style-name="gr2" draw:text-style-name="P1" draw:id="id6" draw:layer="layout" svg:width="4.933cm" svg:height="3.175cm" svg:x="7.218cm" svg:y="16.2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3cm" svg:height="0.399cm" svg:x="7.893cm" svg:y="16.528cm">
          <draw:text-box>
            <text:p text:style-name="P6"><text:span text:style-name="T8">Layer 2</text:span></text:p>
          </draw:text-box>
        </draw:frame>
        <draw:rect draw:style-name="gr3" draw:text-style-name="P4" draw:layer="layout" svg:width="1.758cm" svg:height="0.999cm" svg:x="7.853cm" svg:y="17.197cm">
          <text:p text:style-name="P2"><text:span text:style-name="T9">Image</text:span></text:p>
          <text:p text:style-name="P2"><text:span text:style-name="T9">Class</text:span></text:p>
        </draw:rect>
        <draw:rect draw:style-name="gr3" draw:text-style-name="P4" draw:layer="layout" svg:width="1.577cm" svg:height="0.999cm" svg:x="9.939cm" svg:y="17.131cm">
          <text:p text:style-name="P2"><text:span text:style-name="T9">Matrix</text:span></text:p>
          <text:p text:style-name="P2"><text:span text:style-name="T9">Class</text:span></text:p>
        </draw:rect>
        <draw:rect draw:style-name="gr3" draw:text-style-name="P3" draw:layer="layout" svg:width="2.186cm" svg:height="0.999cm" svg:x="7.853cm" svg:y="18.35cm">
          <text:p text:style-name="P2"><text:span text:style-name="T9">HaarCascade</text:span></text:p>
          <text:p text:style-name="P2"><text:span text:style-name="T9">Class</text:span></text:p>
        </draw:rect>
        <draw:connector draw:style-name="gr4" draw:text-style-name="P8" draw:layer="layout" draw:type="curve" svg:x1="9.684cm" svg:y1="15.594cm" svg:x2="9.684cm" svg:y2="16.292cm" draw:start-shape="id5" draw:start-glue-point="2" draw:end-shape="id6" draw:end-glue-point="0" svg:d="m9684 15594v698">
          <text:p/>
        </draw:connector>
        <draw:frame draw:style-name="gr5" draw:text-style-name="P9" draw:layer="layout" svg:width="0.358cm" svg:height="0.484cm" svg:x="10.67cm" svg:y="18.832cm">
          <draw:text-box>
            <text:p text:style-name="P6"><text:span text:style-name="T10">...</text:span></text:p>
          </draw:text-box>
        </draw:frame>
        <draw:frame draw:style-name="gr5" draw:text-style-name="P10" draw:layer="layout" svg:width="0.823cm" svg:height="0.484cm" svg:x="9.56cm" svg:y="19.795cm">
          <draw:text-box>
            <text:p text:style-name="P2"><text:span text:style-name="T11">(C#)</text:span></text:p>
          </draw:text-box>
        </draw:frame>
        <draw:rect draw:style-name="gr3" draw:text-style-name="P3" draw:id="id7" draw:layer="layout" svg:width="1.905cm" svg:height="0.947cm" svg:x="15.335cm" svg:y="16.764cm">
          <text:p text:style-name="P2"><text:span text:style-name="T1">zlib.net</text:span></text:p>
          <text:p text:style-name="P2"><text:span text:style-name="T2">(.Net)</text:span></text:p>
        </draw:rect>
        <draw:connector draw:style-name="gr6" draw:text-style-name="P1" draw:layer="layout" draw:type="curve" svg:x1="15.335cm" svg:y1="17.237cm" svg:x2="12.151cm" svg:y2="17.879cm" draw:start-shape="id7" draw:start-glue-point="3" draw:end-shape="id6" svg:d="m15335 17237c-2388 0-796 642-3184 642">
          <text:p text:style-name="P1"><text:span text:style-name="T9">Data Compression</text:span></text:p>
          <text:p text:style-name="P1"><text:span text:style-name="T9">For Image and </text:span></text:p>
          <text:p text:style-name="P1"><text:span text:style-name="T9">Matrix class</text:span></text:p>
        </draw:connector>
        <draw:custom-shape draw:style-name="gr1" draw:text-style-name="P1" draw:id="id12" draw:layer="layout" svg:width="4.764cm" svg:height="2.54cm" svg:x="1.681cm" svg:y="7.0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049cm" svg:height="0.929cm" svg:x="2.077cm" svg:y="8.706cm">
          <draw:text-box>
            <text:p text:style-name="P2"><text:span text:style-name="T12">Emgu.Util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033cm" svg:height="0.568cm" svg:x="2.548cm" svg:y="7.259cm">
          <draw:text-box>
            <text:p text:style-name="P2"><text:span text:style-name="T13">Emgu.Util.dll</text:span></text:p>
          </draw:text-box>
        </draw:frame>
        <draw:frame draw:style-name="gr5" draw:text-style-name="P11" draw:layer="layout" svg:width="2.872cm" svg:height="0.568cm" svg:x="8.282cm" svg:y="8.432cm">
          <draw:text-box>
            <text:p text:style-name="P2"><text:span text:style-name="T13">Emgu.CV.dll</text:span></text:p>
          </draw:text-box>
        </draw:frame>
        <draw:custom-shape draw:style-name="gr1" draw:text-style-name="P1" draw:id="id9" draw:layer="layout" svg:width="5.715cm" svg:height="4.43cm" svg:x="13.43cm" svg:y="10.4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422cm" svg:height="0.929cm" svg:x="14.088cm" svg:y="13.588cm">
          <draw:text-box>
            <text:p text:style-name="P2"><text:span text:style-name="T12">Emgu.CV.UI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507cm" svg:height="0.568cm" svg:x="14.368cm" svg:y="10.556cm">
          <draw:text-box>
            <text:p text:style-name="P2"><text:span text:style-name="T13">Emgu.CV.UI.dll</text:span></text:p>
          </draw:text-box>
        </draw:frame>
        <draw:rect draw:style-name="gr3" draw:text-style-name="P4" draw:layer="layout" svg:width="1.906cm" svg:height="0.985cm" svg:x="16.604cm" svg:y="11.968cm">
          <text:p text:style-name="P2"><text:span text:style-name="T9">ImageViewer</text:span></text:p>
          <text:p text:style-name="P2"><text:span text:style-name="T9">Class</text:span></text:p>
        </draw:rect>
        <draw:connector draw:style-name="gr4" draw:text-style-name="P1" draw:layer="layout" draw:type="curve" svg:x1="12.683cm" svg:y1="14.397cm" svg:x2="13.43cm" svg:y2="12.643cm" draw:start-shape="id8" draw:start-glue-point="1" draw:end-shape="id9" draw:end-glue-point="3" svg:d="m12683 14397c561 0 188-1754 747-1754">
          <text:p/>
        </draw:connector>
        <draw:rect draw:style-name="gr3" draw:text-style-name="P3" draw:id="id10" draw:layer="layout" svg:width="2.425cm" svg:height="1.413cm" svg:x="14.7cm" svg:y="7.095cm">
          <text:p text:style-name="P2"><text:span text:style-name="T1">ZedGraph</text:span></text:p>
          <text:p text:style-name="P2"><text:span text:style-name="T14"/></text:p>
          <text:p text:style-name="P2"><text:span text:style-name="T2">(C# / .Net)</text:span></text:p>
        </draw:rect>
        <draw:connector draw:style-name="gr6" draw:text-style-name="P4" draw:layer="layout" draw:type="curve" svg:x1="15.912cm" svg:y1="8.508cm" svg:x2="16.287cm" svg:y2="10.428cm" draw:start-shape="id10" draw:start-glue-point="2" draw:end-shape="id9" svg:d="m15912 8508c0 1402 375 443 375 1920">
          <text:p text:style-name="P1"><text:span text:style-name="T9">Image</text:span></text:p>
          <text:p text:style-name="P1"><text:span text:style-name="T9">Histogram</text:span></text:p>
        </draw:connector>
        <draw:rect draw:style-name="gr3" draw:text-style-name="P4" draw:layer="layout" svg:width="1.732cm" svg:height="0.985cm" svg:x="14.065cm" svg:y="11.968cm">
          <text:p text:style-name="P2"><text:span text:style-name="T9">ImageBox</text:span></text:p>
          <text:p text:style-name="P2"><text:span text:style-name="T9">control</text:span></text:p>
        </draw:rect>
        <draw:frame draw:style-name="gr5" draw:text-style-name="P13" draw:layer="layout" svg:width="4.24cm" svg:height="0.568cm" svg:x="7.549cm" svg:y="9cm">
          <draw:text-box>
            <text:p><text:span text:style-name="T15">Image Processing</text:span></text:p>
          </draw:text-box>
        </draw:frame>
        <draw:frame draw:style-name="gr5" draw:text-style-name="P13" draw:layer="layout" svg:width="2.999cm" svg:height="0.568cm" svg:x="14.544cm" svg:y="11.191cm">
          <draw:text-box>
            <text:p><text:span text:style-name="T15">Presentation</text:span></text:p>
          </draw:text-box>
        </draw:frame>
        <draw:frame draw:style-name="gr5" draw:text-style-name="P13" draw:layer="layout" svg:width="2.872cm" svg:height="0.568cm" svg:x="2.548cm" svg:y="8.02cm">
          <draw:text-box>
            <text:p><text:span text:style-name="T15">.Net Utilities</text:span></text:p>
          </draw:text-box>
        </draw:frame>
        <draw:rect draw:style-name="gr3" draw:text-style-name="P3" draw:id="id11" draw:layer="layout" svg:width="3.175cm" svg:height="1.905cm" svg:x="2.635cm" svg:y="21.065cm">
          <text:p text:style-name="P2"><text:span text:style-name="T1">cvextern.dll</text:span></text:p>
          <text:p text:style-name="P2"><text:span text:style-name="T16">Exported OpenCV</text:span></text:p>
          <text:p text:style-name="P2"><text:span text:style-name="T16">Interfaces</text:span></text:p>
          <text:p text:style-name="P2"><text:span text:style-name="T2">(C / C++)</text:span></text:p>
        </draw:rect>
        <draw:connector draw:style-name="gr4" draw:text-style-name="P5" draw:layer="layout" draw:type="curve" svg:x1="3.327cm" svg:y1="15.985cm" svg:x2="2.635cm" svg:y2="22.017cm" draw:start-shape="id1" draw:start-glue-point="2" draw:end-shape="id11" draw:end-glue-point="3" svg:d="m3327 15985c0 3810-596 3175-957 3730s-485 2302 265 2302">
          <text:p/>
        </draw:connector>
        <draw:connector draw:style-name="gr4" draw:text-style-name="P1" draw:layer="layout" draw:type="curve" svg:x1="4.063cm" svg:y1="9.635cm" svg:x2="6.709cm" svg:y2="14.397cm" draw:start-shape="id12" draw:end-shape="id8" draw:end-glue-point="3" svg:d="m4063 9635c0 3175 882 4762 2646 4762">
          <text:p/>
        </draw:connector>
        <draw:custom-shape draw:style-name="gr1" draw:text-style-name="P1" draw:id="id13" draw:layer="layout" svg:width="5.715cm" svg:height="4.43cm" svg:x="13.43cm" svg:y="19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4.587cm" svg:height="0.929cm" svg:x="14.088cm" svg:y="22.955cm">
          <draw:text-box>
            <text:p text:style-name="P2"><text:span text:style-name="T12">Emgu.CV.ML namespace</text:span></text:p>
            <text:p text:style-name="P2"><text:span text:style-name="T11">(C#)</text:span></text:p>
          </draw:text-box>
        </draw:frame>
        <draw:frame draw:style-name="gr5" draw:text-style-name="P11" draw:layer="layout" svg:width="3.732cm" svg:height="0.568cm" svg:x="14.368cm" svg:y="19.923cm">
          <draw:text-box>
            <text:p text:style-name="P2"><text:span text:style-name="T13">Emgu.CV.ML.dll</text:span></text:p>
          </draw:text-box>
        </draw:frame>
        <draw:rect draw:style-name="gr3" draw:text-style-name="P4" draw:layer="layout" svg:width="2.457cm" svg:height="0.985cm" svg:x="16.331cm" svg:y="21.335cm">
          <text:p text:style-name="P2"><text:span text:style-name="T9">ANN_MLP</text:span></text:p>
          <text:p text:style-name="P2"><text:span text:style-name="T9">(Neural Network)</text:span></text:p>
        </draw:rect>
        <draw:rect draw:style-name="gr3" draw:text-style-name="P4" draw:layer="layout" svg:width="2.367cm" svg:height="0.985cm" svg:x="13.603cm" svg:y="21.35cm">
          <text:p text:style-name="P2"><text:span text:style-name="T9">SVM</text:span></text:p>
          <text:p text:style-name="P2"><text:span text:style-name="T9">(Support </text:span></text:p>
          <text:p text:style-name="P2"><text:span text:style-name="T9">Vector Machine)</text:span></text:p>
        </draw:rect>
        <draw:frame draw:style-name="gr5" draw:text-style-name="P13" draw:layer="layout" svg:width="4.214cm" svg:height="0.568cm" svg:x="14.296cm" svg:y="20.497cm">
          <draw:text-box>
            <text:p><text:span text:style-name="T15">Machine Learning</text:span></text:p>
          </draw:text-box>
        </draw:frame>
        <draw:connector draw:style-name="gr4" draw:text-style-name="P1" draw:layer="layout" draw:type="curve" svg:x1="5.81cm" svg:y1="22.017cm" svg:x2="13.43cm" svg:y2="22.01cm" draw:start-shape="id11" draw:start-glue-point="1" draw:end-shape="id13" draw:end-glue-point="3" svg:d="m5810 22017c5676 0 1866-7 7620-7">
          <text:p/>
        </draw:connector>
        <draw:connector draw:style-name="gr4" draw:text-style-name="P1" draw:layer="layout" draw:type="curve" svg:x1="9.696cm" svg:y1="20.43cm" svg:x2="13.43cm" svg:y2="22.01cm" draw:start-shape="id8" draw:start-glue-point="2" draw:end-shape="id13" draw:end-glue-point="3" svg:d="m9696 20430c0 1054 1244 1580 3734 1580">
          <text:p/>
        </draw:connector>
        <draw:connector draw:style-name="gr4" draw:text-style-name="P1" draw:layer="layout" draw:type="curve" svg:x1="5.81cm" svg:y1="22.017cm" svg:x2="7.218cm" svg:y2="17.879cm" draw:start-shape="id11" draw:start-glue-point="1" draw:end-shape="id6" draw:end-glue-point="3" svg:d="m5810 22017c1056 0 352-4138 1408-4138">
          <text:p/>
        </draw:connector>
        <draw:frame draw:style-name="gr5" draw:text-style-name="P9" draw:layer="layout" svg:width="0.358cm" svg:height="0.484cm" svg:x="15.973cm" svg:y="22.471cm">
          <draw:text-box>
            <text:p text:style-name="P6"><text:span text:style-name="T10">...</text:span></text:p>
          </draw:text-box>
        </draw:frame>
        <draw:frame draw:style-name="gr5" draw:text-style-name="P9" draw:layer="layout" svg:width="0.358cm" svg:height="0.484cm" svg:x="15.97cm" svg:y="13.1cm">
          <draw:text-box>
            <text:p text:style-name="P6"><text:span text:style-name="T10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75cm" fo:margin-bottom="3.566cm" fo:margin-left="1.365cm" fo:margin-right="1.95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3-19T09:57:28</meta:creation-date>
    <dc:date>2009-03-20T16:03:00.10</dc:date>
    <dc:language>en-US</dc:language>
    <meta:editing-cycles>29</meta:editing-cycles>
    <meta:editing-duration>PT01H57M54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